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116.65pt"/>
    </style:style>
    <style:style style:name="ro1" style:family="table-row">
      <style:table-row-properties style:row-height="14.4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453.77pt" svg:height="254.86pt" svg:x="293.02pt" svg:y="210.25pt">
            <draw:object draw:notify-on-update-of-ranges="Sheet1.D2:Sheet1.D2 Sheet1.D3:Sheet1.D11 Sheet1.C3:Sheet1.C3 Sheet1.I3:Sheet1.I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Volume <text:s text:c="8"/>(cubic meters)</text:p>
          </table:table-cell>
          <table:table-cell table:number-columns-repeated="4"/>
          <table:table-cell office:value-type="string" calcext:value-type="string">
            <text:p>Purchased Equipment Cost</text:p>
          </table:table-cell>
          <table:table-cell office:value-type="string" calcext:value-type="string">
            <text:p>Bare Module Cost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acketed Non-Agitated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9910" calcext:value-type="float">
            <text:p>9910</text:p>
          </table:table-cell>
          <table:table-cell office:value-type="float" office:value="14900" calcext:value-type="float">
            <text:p>149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acketed Non-Agitated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400" calcext:value-type="float">
            <text:p>16400</text:p>
          </table:table-cell>
          <table:table-cell office:value-type="float" office:value="24600" calcext:value-type="float">
            <text:p>246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acketed Non-Agitated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22000" calcext:value-type="float">
            <text:p>22000</text:p>
          </table:table-cell>
          <table:table-cell office:value-type="float" office:value="33100" calcext:value-type="float">
            <text:p>331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acketed Non-Agitated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7200" calcext:value-type="float">
            <text:p>27200</text:p>
          </table:table-cell>
          <table:table-cell office:value-type="float" office:value="40800" calcext:value-type="float">
            <text:p>408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acketed Non-Agitated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32000" calcext:value-type="float">
            <text:p>32000</text:p>
          </table:table-cell>
          <table:table-cell office:value-type="float" office:value="48000" calcext:value-type="float">
            <text:p>48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acketed Non-Agitated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36600" calcext:value-type="float">
            <text:p>36600</text:p>
          </table:table-cell>
          <table:table-cell office:value-type="float" office:value="54900" calcext:value-type="float">
            <text:p>549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acketed Non-Agitated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40900" calcext:value-type="float">
            <text:p>40900</text:p>
          </table:table-cell>
          <table:table-cell office:value-type="float" office:value="61400" calcext:value-type="float">
            <text:p>614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acketed Non-Agitated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45100" calcext:value-type="float">
            <text:p>45100</text:p>
          </table:table-cell>
          <table:table-cell office:value-type="float" office:value="67700" calcext:value-type="float">
            <text:p>677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acketed Non-Agitated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49200" calcext:value-type="float">
            <text:p>49200</text:p>
          </table:table-cell>
          <table:table-cell office:value-type="float" office:value="73800" calcext:value-type="float">
            <text:p>73800</text:p>
          </table:table-cell>
          <table:table-cell table:number-columns-repeated="101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EPCI" table:base-cell-address="$Sheet1.$A$1" table:cell-range-address="$Sheet1.$E$4"/>
        <table:named-expression table:name="preferenceVolume" table:base-cell-address="$Sheet1.$A$1" table:expression="['https://usepa-my.sharepoint.com/personal/martin-hernandez_edgar_epa_gov/Documents/Copy%20of%20CAPCOST_2016.xls'#$'User Options'.$G$20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/00/0000</text:date>, <text:time style:data-style-name="N2" text:time-value="15:06:44.029324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7:20</meta:creation-date>
    <dc:date>2019-03-19T15:42:51.032590908</dc:date>
    <meta:generator>LibreOffice/6.0.7.3$Linux_X86_64 LibreOffice_project/00m0$Build-3</meta:generator>
    <meta:editing-duration>PT5H20M53S</meta:editing-duration>
    <meta:editing-cycles>3</meta:editing-cycles>
    <meta:document-statistic meta:table-count="1" meta:cell-count="40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 style:data-style-name="N125">
      <style:graphic-properties draw:fill="solid" draw:fill-color="#ffff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9cm" svg:height="8.992cm" xlink:href=".." xlink:type="simple" chart:class="chart:scatter" chart:style-name="ch1">
        <chart:title svg:x="6.775cm" svg:y="0.314cm" chart:style-name="ch2">
          <text:p>Vessel cost</text:p>
        </chart:title>
        <chart:plot-area chart:style-name="ch3" table:cell-range-address="Sheet1.D2:Sheet1.D11 Sheet1.C2:Sheet1.C3 Sheet1.I3:Sheet1.I11" chart:data-source-has-labels="both" svg:x="1.335cm" svg:y="1.268cm" svg:width="14.354cm" svg:height="6.56cm">
          <chartooo:coordinate-region svg:x="2.582cm" svg:y="1.468cm" svg:width="12.906cm" svg:height="5.711cm"/>
          <chart:axis chart:dimension="x" chart:name="primary-x" chart:style-name="ch4" chartooo:axis-type="auto">
            <chart:title svg:x="7.533cm" svg:y="8.007cm" chart:style-name="ch5">
              <text:p>Volume (m3)</text:p>
            </chart:title>
            <chart:categories table:cell-range-address="Sheet1.D2:Sheet1.D2"/>
            <chart:grid chart:style-name="ch6" chart:class="major"/>
          </chart:axis>
          <chart:axis chart:dimension="y" chart:name="primary-y" chart:style-name="ch4">
            <chart:title svg:x="0.451cm" svg:y="5.738cm" chart:style-name="ch7">
              <text:p>Unit cost (USD)</text:p>
            </chart:title>
            <chart:grid chart:style-name="ch6" chart:class="major"/>
          </chart:axis>
          <chart:series chart:style-name="ch8" chart:values-cell-range-address="Sheet1.I3:Sheet1.I11" chart:label-cell-address="Sheet1.C3:Sheet1.C3" chart:class="chart:scatter">
            <chart:domain table:cell-range-address="Sheet1.D3:Sheet1.D11"/>
            <chart:regression-curve chart:style-name="ch9">
              <chart:equation chart:display-equation="true" chart:display-r-square="true" svg:x="3.033cm" svg:y="1.844cm" chart:style-name="ch10"/>
            </chart:regression-curve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Jacketed Non-Agitated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olume         (cubic meters)</text:p>
                <draw:g>
                  <svg:desc>Sheet1.D2:Sheet1.D2</svg:desc>
                </draw:g>
              </table:table-cell>
              <table:table-cell office:value-type="float" office:value="5">
                <text:p>5</text:p>
                <draw:g>
                  <svg:desc>Sheet1.D3:Sheet1.D11</svg:desc>
                </draw:g>
              </table:table-cell>
              <table:table-cell office:value-type="float" office:value="9910">
                <text:p>9910</text:p>
                <draw:g>
                  <svg:desc>Sheet1.I3:Sheet1.I11</svg:desc>
                </draw:g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6400">
                <text:p>16400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27200">
                <text:p>27200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32000">
                <text:p>3200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36600">
                <text:p>36600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40900">
                <text:p>40900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45100">
                <text:p>45100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49200">
                <text:p>49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